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2.14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49.6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6" style:family="table-cell" style:parent-style-name="Default">
      <style:map style:condition="cell-content()&gt;0.02" style:apply-style-name="Bad" style:base-cell-address="Sheet1.G3"/>
      <style:map style:condition="cell-content()&lt;-0.02" style:apply-style-name="Bad" style:base-cell-address="Sheet1.G3"/>
    </style:style>
    <style:style style:name="ce7" style:family="table-cell" style:parent-style-name="Default">
      <style:map style:condition="cell-content()&gt;0.02" style:apply-style-name="Bad" style:base-cell-address="Sheet1.G3"/>
      <style:map style:condition="cell-content()&lt;-0.02" style:apply-style-name="Bad" style:base-cell-address="Sheet1.G3"/>
    </style:style>
    <style:style style:name="ce8" style:family="table-cell" style:parent-style-name="Default">
      <style:map style:condition="cell-content()&gt;0.02" style:apply-style-name="Bad" style:base-cell-address="Sheet1.G3"/>
      <style:map style:condition="cell-content()&lt;-0.02" style:apply-style-name="Bad" style:base-cell-address="Sheet1.G3"/>
    </style:style>
    <style:style style:name="ce9" style:family="table-cell" style:parent-style-name="Default">
      <style:map style:condition="cell-content()&gt;0.02" style:apply-style-name="Bad" style:base-cell-address="Sheet1.G3"/>
      <style:map style:condition="cell-content()&lt;-0.02" style:apply-style-name="Bad" style:base-cell-address="Sheet1.G3"/>
    </style:style>
    <style:style style:name="ce10" style:family="table-cell" style:parent-style-name="Default">
      <style:map style:condition="cell-content()&gt;0.02" style:apply-style-name="Bad" style:base-cell-address="Sheet1.G3"/>
      <style:map style:condition="cell-content()&lt;-0.02" style:apply-style-name="Bad" style:base-cell-address="Sheet1.G3"/>
    </style:style>
    <style:style style:name="ce11" style:family="table-cell" style:parent-style-name="Default">
      <style:map style:condition="cell-content()&gt;0.02" style:apply-style-name="Bad" style:base-cell-address="Sheet1.G3"/>
      <style:map style:condition="cell-content()&lt;-0.02" style:apply-style-name="Bad" style:base-cell-address="Sheet1.G3"/>
    </style:style>
    <style:style style:name="ce12" style:family="table-cell" style:parent-style-name="Default">
      <style:map style:condition="cell-content()&gt;0.02" style:apply-style-name="Bad" style:base-cell-address="Sheet1.G3"/>
      <style:map style:condition="cell-content()&lt;-0.02" style:apply-style-name="Bad" style:base-cell-address="Sheet1.G3"/>
    </style:style>
    <style:style style:name="ce13" style:family="table-cell" style:parent-style-name="Default">
      <style:map style:condition="cell-content()&gt;0.02" style:apply-style-name="Bad" style:base-cell-address="Sheet1.G3"/>
      <style:map style:condition="cell-content()&lt;-0.02" style:apply-style-name="Bad" style:base-cell-address="Sheet1.G3"/>
    </style:style>
    <style:style style:name="ce14" style:family="table-cell" style:parent-style-name="Default">
      <style:map style:condition="cell-content()&gt;0.02" style:apply-style-name="Bad" style:base-cell-address="Sheet1.G3"/>
      <style:map style:condition="cell-content()&lt;-0.02" style:apply-style-name="Bad" style:base-cell-address="Sheet1.G3"/>
    </style:style>
    <style:style style:name="ce15" style:family="table-cell" style:parent-style-name="Default">
      <style:map style:condition="cell-content()&gt;0.02" style:apply-style-name="Bad" style:base-cell-address="Sheet1.G3"/>
      <style:map style:condition="cell-content()&lt;-0.02" style:apply-style-name="Bad" style:base-cell-address="Sheet1.G3"/>
    </style:style>
    <style:style style:name="ce16" style:family="table-cell" style:parent-style-name="Default">
      <style:map style:condition="cell-content()&gt;0.02" style:apply-style-name="Bad" style:base-cell-address="Sheet1.G3"/>
      <style:map style:condition="cell-content()&lt;-0.02" style:apply-style-name="Bad" style:base-cell-address="Sheet1.G3"/>
    </style:style>
    <style:style style:name="ce17" style:family="table-cell" style:parent-style-name="Default">
      <style:map style:condition="cell-content()&gt;0.02" style:apply-style-name="Bad" style:base-cell-address="Sheet1.G3"/>
      <style:map style:condition="cell-content()&lt;-0.02" style:apply-style-name="Bad" style:base-cell-address="Sheet1.G3"/>
    </style:style>
    <style:style style:name="ce18" style:family="table-cell" style:parent-style-name="Default">
      <style:map style:condition="cell-content()&gt;0.02" style:apply-style-name="Bad" style:base-cell-address="Sheet1.G3"/>
      <style:map style:condition="cell-content()&lt;-0.02" style:apply-style-name="Bad" style:base-cell-address="Sheet1.G3"/>
    </style:style>
    <style:style style:name="ce19" style:family="table-cell" style:parent-style-name="Default">
      <style:map style:condition="cell-content()&gt;0.02" style:apply-style-name="Bad" style:base-cell-address="Sheet1.G3"/>
      <style:map style:condition="cell-content()&lt;-0.02" style:apply-style-name="Bad" style:base-cell-address="Sheet1.G3"/>
    </style:style>
    <style:style style:name="ce20" style:family="table-cell" style:parent-style-name="Default">
      <style:map style:condition="cell-content()&gt;0.02" style:apply-style-name="Bad" style:base-cell-address="Sheet1.G3"/>
      <style:map style:condition="cell-content()&lt;-0.02" style:apply-style-name="Bad" style:base-cell-address="Sheet1.G3"/>
    </style:style>
    <style:style style:name="ce21" style:family="table-cell" style:parent-style-name="Default">
      <style:map style:condition="cell-content()&gt;0.02" style:apply-style-name="Bad" style:base-cell-address="Sheet1.G3"/>
      <style:map style:condition="cell-content()&lt;-0.02" style:apply-style-name="Bad" style:base-cell-address="Sheet1.G3"/>
    </style:style>
    <style:style style:name="ce22" style:family="table-cell" style:parent-style-name="Default">
      <style:map style:condition="cell-content()&gt;0.02" style:apply-style-name="Bad" style:base-cell-address="Sheet1.G3"/>
      <style:map style:condition="cell-content()&lt;-0.02" style:apply-style-name="Bad" style:base-cell-address="Sheet1.G3"/>
    </style:style>
    <style:style style:name="ce23" style:family="table-cell" style:parent-style-name="Default">
      <style:map style:condition="cell-content()&gt;0.02" style:apply-style-name="Bad" style:base-cell-address="Sheet1.G3"/>
      <style:map style:condition="cell-content()&lt;-0.02" style:apply-style-name="Bad" style:base-cell-address="Sheet1.G3"/>
    </style:style>
    <style:style style:name="ce24" style:family="table-cell" style:parent-style-name="Default">
      <style:map style:condition="cell-content()&gt;0.02" style:apply-style-name="Bad" style:base-cell-address="Sheet1.G3"/>
      <style:map style:condition="cell-content()&lt;-0.02" style:apply-style-name="Bad" style:base-cell-address="Sheet1.G3"/>
    </style:style>
    <style:style style:name="ce25" style:family="table-cell" style:parent-style-name="Default">
      <style:map style:condition="cell-content()&gt;0.02" style:apply-style-name="Bad" style:base-cell-address="Sheet1.G3"/>
      <style:map style:condition="cell-content()&lt;-0.02" style:apply-style-name="Bad" style:base-cell-address="Sheet1.G3"/>
    </style:style>
    <style:style style:name="ce26" style:family="table-cell" style:parent-style-name="Default">
      <style:map style:condition="cell-content()&gt;0.02" style:apply-style-name="Bad" style:base-cell-address="Sheet1.G3"/>
      <style:map style:condition="cell-content()&lt;-0.02" style:apply-style-name="Bad" style:base-cell-address="Sheet1.G3"/>
    </style:style>
    <style:style style:name="ce27" style:family="table-cell" style:parent-style-name="Default">
      <style:map style:condition="cell-content()&gt;0.02" style:apply-style-name="Bad" style:base-cell-address="Sheet1.G3"/>
      <style:map style:condition="cell-content()&lt;-0.02" style:apply-style-name="Bad" style:base-cell-address="Sheet1.G3"/>
    </style:style>
    <style:style style:name="ce28" style:family="table-cell" style:parent-style-name="Default">
      <style:map style:condition="cell-content()&gt;0.02" style:apply-style-name="Bad" style:base-cell-address="Sheet1.G3"/>
      <style:map style:condition="cell-content()&lt;-0.02" style:apply-style-name="Bad" style:base-cell-address="Sheet1.G3"/>
    </style:style>
    <style:style style:name="ce29" style:family="table-cell" style:parent-style-name="Default">
      <style:map style:condition="cell-content()&gt;0.02" style:apply-style-name="Bad" style:base-cell-address="Sheet1.G3"/>
      <style:map style:condition="cell-content()&lt;-0.02" style:apply-style-name="Bad" style:base-cell-address="Sheet1.G3"/>
    </style:style>
    <style:style style:name="ce30" style:family="table-cell" style:parent-style-name="Default">
      <style:map style:condition="cell-content()&gt;0.02" style:apply-style-name="Bad" style:base-cell-address="Sheet1.G3"/>
      <style:map style:condition="cell-content()&lt;-0.02" style:apply-style-name="Bad" style:base-cell-address="Sheet1.G3"/>
    </style:style>
    <style:style style:name="ce31" style:family="table-cell" style:parent-style-name="Default">
      <style:map style:condition="cell-content()&gt;0.02" style:apply-style-name="Bad" style:base-cell-address="Sheet1.G3"/>
      <style:map style:condition="cell-content()&lt;-0.02" style:apply-style-name="Bad" style:base-cell-address="Sheet1.G3"/>
    </style:style>
    <style:style style:name="ce32" style:family="table-cell" style:parent-style-name="Default">
      <style:map style:condition="cell-content()&gt;0.02" style:apply-style-name="Bad" style:base-cell-address="Sheet1.G3"/>
      <style:map style:condition="cell-content()&lt;-0.02" style:apply-style-name="Bad" style:base-cell-address="Sheet1.G3"/>
    </style:style>
    <style:style style:name="ce33" style:family="table-cell" style:parent-style-name="Default">
      <style:map style:condition="cell-content()&gt;0.02" style:apply-style-name="Bad" style:base-cell-address="Sheet1.G3"/>
      <style:map style:condition="cell-content()&lt;-0.02" style:apply-style-name="Bad" style:base-cell-address="Sheet1.G3"/>
    </style:style>
    <style:style style:name="ce34" style:family="table-cell" style:parent-style-name="Default">
      <style:map style:condition="cell-content()&gt;0.02" style:apply-style-name="Bad" style:base-cell-address="Sheet1.G3"/>
      <style:map style:condition="cell-content()&lt;-0.02" style:apply-style-name="Bad" style:base-cell-address="Sheet1.G3"/>
    </style:style>
    <style:style style:name="ce35" style:family="table-cell" style:parent-style-name="Default">
      <style:map style:condition="cell-content()&gt;0.02" style:apply-style-name="Bad" style:base-cell-address="Sheet1.G3"/>
      <style:map style:condition="cell-content()&lt;-0.02" style:apply-style-name="Bad" style:base-cell-address="Sheet1.G3"/>
    </style:style>
    <style:style style:name="ce36" style:family="table-cell" style:parent-style-name="Default">
      <style:map style:condition="cell-content()&gt;0.02" style:apply-style-name="Bad" style:base-cell-address="Sheet1.G3"/>
      <style:map style:condition="cell-content()&lt;-0.02" style:apply-style-name="Bad" style:base-cell-address="Sheet1.G3"/>
    </style:style>
    <style:style style:name="ce37" style:family="table-cell" style:parent-style-name="Default">
      <style:map style:condition="cell-content()&gt;0.02" style:apply-style-name="Bad" style:base-cell-address="Sheet1.G3"/>
      <style:map style:condition="cell-content()&lt;-0.02" style:apply-style-name="Bad" style:base-cell-address="Sheet1.G3"/>
    </style:style>
    <style:style style:name="ce38" style:family="table-cell" style:parent-style-name="Default">
      <style:map style:condition="cell-content()&gt;0.02" style:apply-style-name="Bad" style:base-cell-address="Sheet1.G3"/>
      <style:map style:condition="cell-content()&lt;-0.02" style:apply-style-name="Bad" style:base-cell-address="Sheet1.G3"/>
    </style:style>
    <style:style style:name="ce39" style:family="table-cell" style:parent-style-name="Default">
      <style:map style:condition="cell-content()&gt;0.02" style:apply-style-name="Bad" style:base-cell-address="Sheet1.G3"/>
      <style:map style:condition="cell-content()&lt;-0.02" style:apply-style-name="Bad" style:base-cell-address="Sheet1.G3"/>
    </style:style>
    <style:style style:name="ce40" style:family="table-cell" style:parent-style-name="Default">
      <style:map style:condition="cell-content()&gt;0.02" style:apply-style-name="Bad" style:base-cell-address="Sheet1.G3"/>
      <style:map style:condition="cell-content()&lt;-0.02" style:apply-style-name="Bad" style:base-cell-address="Sheet1.G3"/>
    </style:style>
    <style:style style:name="ce41" style:family="table-cell" style:parent-style-name="Default">
      <style:map style:condition="cell-content()&gt;0.02" style:apply-style-name="Bad" style:base-cell-address="Sheet1.G3"/>
      <style:map style:condition="cell-content()&lt;-0.02" style:apply-style-name="Bad" style:base-cell-address="Sheet1.G3"/>
    </style:style>
    <style:style style:name="ce42" style:family="table-cell" style:parent-style-name="Default">
      <style:map style:condition="cell-content()&gt;0.02" style:apply-style-name="Bad" style:base-cell-address="Sheet1.G3"/>
      <style:map style:condition="cell-content()&lt;-0.02" style:apply-style-name="Bad" style:base-cell-address="Sheet1.G3"/>
    </style:style>
    <style:style style:name="ce43" style:family="table-cell" style:parent-style-name="Default">
      <style:map style:condition="cell-content()&gt;0.02" style:apply-style-name="Bad" style:base-cell-address="Sheet1.G3"/>
      <style:map style:condition="cell-content()&lt;-0.02" style:apply-style-name="Bad" style:base-cell-address="Sheet1.G3"/>
    </style:style>
    <style:style style:name="ce44" style:family="table-cell" style:parent-style-name="Default">
      <style:map style:condition="cell-content()&gt;0.02" style:apply-style-name="Bad" style:base-cell-address="Sheet1.G3"/>
      <style:map style:condition="cell-content()&lt;-0.02" style:apply-style-name="Bad" style:base-cell-address="Sheet1.G3"/>
    </style:style>
    <style:style style:name="ce45" style:family="table-cell" style:parent-style-name="Default">
      <style:map style:condition="cell-content()&gt;0.02" style:apply-style-name="Bad" style:base-cell-address="Sheet1.G3"/>
      <style:map style:condition="cell-content()&lt;-0.02" style:apply-style-name="Bad" style:base-cell-address="Sheet1.G3"/>
    </style:style>
    <style:style style:name="ce46" style:family="table-cell" style:parent-style-name="Default">
      <style:map style:condition="cell-content()&gt;0.02" style:apply-style-name="Bad" style:base-cell-address="Sheet1.G3"/>
      <style:map style:condition="cell-content()&lt;-0.02" style:apply-style-name="Bad" style:base-cell-address="Sheet1.G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4"/>
        <table:table-column table:style-name="co2" table:default-cell-style-name="ce4"/>
        <table:table-column table:style-name="co4" table:default-cell-style-name="ce4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Neutro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Protonado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>
            <text:p>Identificação do Átomo</text:p>
          </table:table-cell>
          <table:table-cell office:value-type="string" calcext:value-type="string">
            <text:p>Tipo do Átomo</text:p>
          </table:table-cell>
          <table:table-cell office:value-type="string" calcext:value-type="string">
            <text:p>Carga</text:p>
          </table:table-cell>
          <table:table-cell table:style-name="ce3" office:value-type="string" calcext:value-type="string">
            <text:p>Identificação do Átomo</text:p>
          </table:table-cell>
          <table:table-cell office:value-type="string" calcext:value-type="string">
            <text:p>Tipo de Átomo</text:p>
          </table:table-cell>
          <table:table-cell office:value-type="string" calcext:value-type="string">
            <text:p>Carga</text:p>
          </table:table-cell>
          <table:table-cell/>
        </table:table-row>
        <table:table-row table:style-name="ro1">
          <table:table-cell office:value-type="string" calcext:value-type="string">
            <text:p>C <text:s/></text:p>
          </table:table-cell>
          <table:table-cell office:value-type="string" calcext:value-type="string">
            <text:p>ca</text:p>
          </table:table-cell>
          <table:table-cell office:value-type="float" office:value="-0.076" calcext:value-type="float">
            <text:p>-0.076</text:p>
          </table:table-cell>
          <table:table-cell office:value-type="string" calcext:value-type="string">
            <text:p>C <text:s/></text:p>
          </table:table-cell>
          <table:table-cell office:value-type="string" calcext:value-type="string">
            <text:p>ca</text:p>
          </table:table-cell>
          <table:table-cell office:value-type="float" office:value="-0.072" calcext:value-type="float">
            <text:p>-0.072</text:p>
          </table:table-cell>
          <table:table-cell table:style-name="ce6" table:formula="of:=[.C3]-[.F3]" office:value-type="float" office:value="-0.00399999999999999" calcext:value-type="float">
            <text:p>-0.004</text:p>
          </table:table-cell>
        </table:table-row>
        <table:table-row table:style-name="ro1">
          <table:table-cell office:value-type="string" calcext:value-type="string">
            <text:p>C1 </text:p>
          </table:table-cell>
          <table:table-cell office:value-type="string" calcext:value-type="string">
            <text:p>ca</text:p>
          </table:table-cell>
          <table:table-cell office:value-type="float" office:value="-0.1342" calcext:value-type="float">
            <text:p>-0.1342</text:p>
          </table:table-cell>
          <table:table-cell office:value-type="string" calcext:value-type="string">
            <text:p>C1 </text:p>
          </table:table-cell>
          <table:table-cell office:value-type="string" calcext:value-type="string">
            <text:p>ca</text:p>
          </table:table-cell>
          <table:table-cell office:value-type="float" office:value="-0.1252" calcext:value-type="float">
            <text:p>-0.1252</text:p>
          </table:table-cell>
          <table:table-cell table:style-name="ce7" table:formula="of:=[.C4]-[.F4]" office:value-type="float" office:value="-0.00900000000000001" calcext:value-type="float">
            <text:p>-0.009</text:p>
          </table:table-cell>
        </table:table-row>
        <table:table-row table:style-name="ro1">
          <table:table-cell office:value-type="string" calcext:value-type="string">
            <text:p>C2 </text:p>
          </table:table-cell>
          <table:table-cell office:value-type="string" calcext:value-type="string">
            <text:p>ca</text:p>
          </table:table-cell>
          <table:table-cell office:value-type="float" office:value="0.4212" calcext:value-type="float">
            <text:p>0.4212</text:p>
          </table:table-cell>
          <table:table-cell office:value-type="string" calcext:value-type="string">
            <text:p>C2 </text:p>
          </table:table-cell>
          <table:table-cell office:value-type="string" calcext:value-type="string">
            <text:p>ca</text:p>
          </table:table-cell>
          <table:table-cell office:value-type="float" office:value="0.4222" calcext:value-type="float">
            <text:p>0.4222</text:p>
          </table:table-cell>
          <table:table-cell table:style-name="ce8" table:formula="of:=[.C5]-[.F5]" office:value-type="float" office:value="-0.001" calcext:value-type="float">
            <text:p>-0.001</text:p>
          </table:table-cell>
        </table:table-row>
        <table:table-row table:style-name="ro1">
          <table:table-cell office:value-type="string" calcext:value-type="string">
            <text:p>N <text:s/></text:p>
          </table:table-cell>
          <table:table-cell office:value-type="string" calcext:value-type="string">
            <text:p>nb</text:p>
          </table:table-cell>
          <table:table-cell office:value-type="float" office:value="-0.658" calcext:value-type="float">
            <text:p>-0.658</text:p>
          </table:table-cell>
          <table:table-cell office:value-type="string" calcext:value-type="string">
            <text:p>N <text:s/></text:p>
          </table:table-cell>
          <table:table-cell office:value-type="string" calcext:value-type="string">
            <text:p>nb</text:p>
          </table:table-cell>
          <table:table-cell office:value-type="float" office:value="-0.665" calcext:value-type="float">
            <text:p>-0.665</text:p>
          </table:table-cell>
          <table:table-cell table:style-name="ce9" table:formula="of:=[.C6]-[.F6]" office:value-type="float" office:value="0.00700000000000001" calcext:value-type="float">
            <text:p>0.007</text:p>
          </table:table-cell>
        </table:table-row>
        <table:table-row table:style-name="ro1">
          <table:table-cell office:value-type="string" calcext:value-type="string">
            <text:p>C3 </text:p>
          </table:table-cell>
          <table:table-cell office:value-type="string" calcext:value-type="string">
            <text:p>ca</text:p>
          </table:table-cell>
          <table:table-cell office:value-type="float" office:value="0.3618" calcext:value-type="float">
            <text:p>0.3618</text:p>
          </table:table-cell>
          <table:table-cell office:value-type="string" calcext:value-type="string">
            <text:p>C3 </text:p>
          </table:table-cell>
          <table:table-cell office:value-type="string" calcext:value-type="string">
            <text:p>ca</text:p>
          </table:table-cell>
          <table:table-cell office:value-type="float" office:value="0.3498" calcext:value-type="float">
            <text:p>0.3498</text:p>
          </table:table-cell>
          <table:table-cell table:style-name="ce10" table:formula="of:=[.C7]-[.F7]"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C4 </text:p>
          </table:table-cell>
          <table:table-cell office:value-type="string" calcext:value-type="string">
            <text:p>ca</text:p>
          </table:table-cell>
          <table:table-cell office:value-type="float" office:value="-0.1883" calcext:value-type="float">
            <text:p>-0.1883</text:p>
          </table:table-cell>
          <table:table-cell office:value-type="string" calcext:value-type="string">
            <text:p>C4 </text:p>
          </table:table-cell>
          <table:table-cell office:value-type="string" calcext:value-type="string">
            <text:p>ca</text:p>
          </table:table-cell>
          <table:table-cell office:value-type="float" office:value="-0.1783" calcext:value-type="float">
            <text:p>-0.1783</text:p>
          </table:table-cell>
          <table:table-cell table:style-name="ce11" table:formula="of:=[.C8]-[.F8]" office:value-type="float" office:value="-0.00999999999999998" calcext:value-type="float">
            <text:p>-0.01</text:p>
          </table:table-cell>
        </table:table-row>
        <table:table-row table:style-name="ro1">
          <table:table-cell office:value-type="string" calcext:value-type="string">
            <text:p>Br </text:p>
          </table:table-cell>
          <table:table-cell office:value-type="string" calcext:value-type="string">
            <text:p>br</text:p>
          </table:table-cell>
          <table:table-cell office:value-type="float" office:value="-0.0541" calcext:value-type="float">
            <text:p>-0.0541</text:p>
          </table:table-cell>
          <table:table-cell office:value-type="string" calcext:value-type="string">
            <text:p>Br </text:p>
          </table:table-cell>
          <table:table-cell office:value-type="string" calcext:value-type="string">
            <text:p>br</text:p>
          </table:table-cell>
          <table:table-cell office:value-type="float" office:value="-0.0321" calcext:value-type="float">
            <text:p>-0.0321</text:p>
          </table:table-cell>
          <table:table-cell table:style-name="ce12" table:formula="of:=[.C9]-[.F9]" office:value-type="float" office:value="-0.022" calcext:value-type="float">
            <text:p>-0.022</text:p>
          </table:table-cell>
        </table:table-row>
        <table:table-row table:style-name="ro1">
          <table:table-cell office:value-type="string" calcext:value-type="string">
            <text:p>C5 </text:p>
          </table:table-cell>
          <table:table-cell office:value-type="string" calcext:value-type="string">
            <text:p>c </text:p>
          </table:table-cell>
          <table:table-cell office:value-type="float" office:value="0.5766" calcext:value-type="float">
            <text:p>0.5766</text:p>
          </table:table-cell>
          <table:table-cell office:value-type="string" calcext:value-type="string">
            <text:p>C5 </text:p>
          </table:table-cell>
          <table:table-cell office:value-type="string" calcext:value-type="string">
            <text:p>c </text:p>
          </table:table-cell>
          <table:table-cell office:value-type="float" office:value="0.5836" calcext:value-type="float">
            <text:p>0.5836</text:p>
          </table:table-cell>
          <table:table-cell table:style-name="ce13" table:formula="of:=[.C10]-[.F10]" office:value-type="float" office:value="-0.00700000000000001" calcext:value-type="float">
            <text:p>-0.007</text:p>
          </table:table-cell>
        </table:table-row>
        <table:table-row table:style-name="ro1">
          <table:table-cell office:value-type="string" calcext:value-type="string">
            <text:p>N1 </text:p>
          </table:table-cell>
          <table:table-cell office:value-type="string" calcext:value-type="string">
            <text:p>n </text:p>
          </table:table-cell>
          <table:table-cell office:value-type="float" office:value="-0.4471" calcext:value-type="float">
            <text:p>-0.4471</text:p>
          </table:table-cell>
          <table:table-cell office:value-type="string" calcext:value-type="string">
            <text:p>N1 </text:p>
          </table:table-cell>
          <table:table-cell office:value-type="string" calcext:value-type="string">
            <text:p>n </text:p>
          </table:table-cell>
          <table:table-cell office:value-type="float" office:value="-0.4591" calcext:value-type="float">
            <text:p>-0.4591</text:p>
          </table:table-cell>
          <table:table-cell table:style-name="ce14" table:formula="of:=[.C11]-[.F11]"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O <text:s/></text:p>
          </table:table-cell>
          <table:table-cell office:value-type="string" calcext:value-type="string">
            <text:p>o </text:p>
          </table:table-cell>
          <table:table-cell office:value-type="float" office:value="-0.5901" calcext:value-type="float">
            <text:p>-0.5901</text:p>
          </table:table-cell>
          <table:table-cell office:value-type="string" calcext:value-type="string">
            <text:p>O <text:s/></text:p>
          </table:table-cell>
          <table:table-cell office:value-type="string" calcext:value-type="string">
            <text:p>o </text:p>
          </table:table-cell>
          <table:table-cell office:value-type="float" office:value="-0.5761" calcext:value-type="float">
            <text:p>-0.5761</text:p>
          </table:table-cell>
          <table:table-cell table:style-name="ce15" table:formula="of:=[.C12]-[.F12]" office:value-type="float" office:value="-0.014" calcext:value-type="float">
            <text:p>-0.014</text:p>
          </table:table-cell>
        </table:table-row>
        <table:table-row table:style-name="ro1">
          <table:table-cell office:value-type="string" calcext:value-type="string">
            <text:p>C6 </text:p>
          </table:table-cell>
          <table:table-cell office:value-type="string" calcext:value-type="string">
            <text:p>ca</text:p>
          </table:table-cell>
          <table:table-cell office:value-type="float" office:value="0.0576" calcext:value-type="float">
            <text:p>0.0576</text:p>
          </table:table-cell>
          <table:table-cell office:value-type="string" calcext:value-type="string">
            <text:p>C6 </text:p>
          </table:table-cell>
          <table:table-cell office:value-type="string" calcext:value-type="string">
            <text:p>ca</text:p>
          </table:table-cell>
          <table:table-cell office:value-type="float" office:value="0.0886" calcext:value-type="float">
            <text:p>0.0886</text:p>
          </table:table-cell>
          <table:table-cell table:style-name="ce16" table:formula="of:=[.C13]-[.F13]" office:value-type="float" office:value="-0.031" calcext:value-type="float">
            <text:p>-0.031</text:p>
          </table:table-cell>
        </table:table-row>
        <table:table-row table:style-name="ro1">
          <table:table-cell office:value-type="string" calcext:value-type="string">
            <text:p>C7 </text:p>
          </table:table-cell>
          <table:table-cell office:value-type="string" calcext:value-type="string">
            <text:p>ca</text:p>
          </table:table-cell>
          <table:table-cell office:value-type="float" office:value="-0.18" calcext:value-type="float">
            <text:p>-0.18</text:p>
          </table:table-cell>
          <table:table-cell office:value-type="string" calcext:value-type="string">
            <text:p>C7 </text:p>
          </table:table-cell>
          <table:table-cell office:value-type="string" calcext:value-type="string">
            <text:p>ca</text:p>
          </table:table-cell>
          <table:table-cell office:value-type="float" office:value="-0.181" calcext:value-type="float">
            <text:p>-0.181</text:p>
          </table:table-cell>
          <table:table-cell table:style-name="ce17" table:formula="of:=[.C14]-[.F14]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C8 </text:p>
          </table:table-cell>
          <table:table-cell office:value-type="string" calcext:value-type="string">
            <text:p>ca</text:p>
          </table:table-cell>
          <table:table-cell office:value-type="float" office:value="-0.0413" calcext:value-type="float">
            <text:p>-0.0413</text:p>
          </table:table-cell>
          <table:table-cell office:value-type="string" calcext:value-type="string">
            <text:p>C8 </text:p>
          </table:table-cell>
          <table:table-cell office:value-type="string" calcext:value-type="string">
            <text:p>ca</text:p>
          </table:table-cell>
          <table:table-cell office:value-type="float" office:value="-0.0833" calcext:value-type="float">
            <text:p>-0.0833</text:p>
          </table:table-cell>
          <table:table-cell table:style-name="ce18" table:formula="of:=[.C15]-[.F15]"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C9 </text:p>
          </table:table-cell>
          <table:table-cell office:value-type="string" calcext:value-type="string">
            <text:p>ca</text:p>
          </table:table-cell>
          <table:table-cell office:value-type="float" office:value="-0.122" calcext:value-type="float">
            <text:p>-0.122</text:p>
          </table:table-cell>
          <table:table-cell office:value-type="string" calcext:value-type="string">
            <text:p>C9 </text:p>
          </table:table-cell>
          <table:table-cell office:value-type="string" calcext:value-type="string">
            <text:p>ca</text:p>
          </table:table-cell>
          <table:table-cell office:value-type="float" office:value="-0.139" calcext:value-type="float">
            <text:p>-0.139</text:p>
          </table:table-cell>
          <table:table-cell table:style-name="ce19" table:formula="of:=[.C16]-[.F16]"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ca</text:p>
          </table:table-cell>
          <table:table-cell office:value-type="float" office:value="-0.115" calcext:value-type="float">
            <text:p>-0.115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a</text:p>
          </table:table-cell>
          <table:table-cell office:value-type="float" office:value="-0.098" calcext:value-type="float">
            <text:p>-0.098</text:p>
          </table:table-cell>
          <table:table-cell table:style-name="ce20" table:formula="of:=[.C17]-[.F17]" office:value-type="float" office:value="-0.017" calcext:value-type="float">
            <text:p>-0.017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ca</text:p>
          </table:table-cell>
          <table:table-cell office:value-type="float" office:value="-0.148" calcext:value-type="float">
            <text:p>-0.148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a</text:p>
          </table:table-cell>
          <table:table-cell office:value-type="float" office:value="-0.131" calcext:value-type="float">
            <text:p>-0.131</text:p>
          </table:table-cell>
          <table:table-cell table:style-name="ce21" table:formula="of:=[.C18]-[.F18]" office:value-type="float" office:value="-0.017" calcext:value-type="float">
            <text:p>-0.017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c3</text:p>
          </table:table-cell>
          <table:table-cell office:value-type="float" office:value="0.1695" calcext:value-type="float">
            <text:p>0.169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3</text:p>
          </table:table-cell>
          <table:table-cell office:value-type="float" office:value="0.1715" calcext:value-type="float">
            <text:p>0.1715</text:p>
          </table:table-cell>
          <table:table-cell table:style-name="ce22" table:formula="of:=[.C19]-[.F19]" office:value-type="float" office:value="-0.002" calcext:value-type="float">
            <text:p>-0.002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c3</text:p>
          </table:table-cell>
          <table:table-cell office:value-type="float" office:value="0.0964" calcext:value-type="float">
            <text:p>0.0964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c3</text:p>
          </table:table-cell>
          <table:table-cell office:value-type="float" office:value="0.0844" calcext:value-type="float">
            <text:p>0.0844</text:p>
          </table:table-cell>
          <table:table-cell table:style-name="ce23" table:formula="of:=[.C20]-[.F20]"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O1 </text:p>
          </table:table-cell>
          <table:table-cell office:value-type="string" calcext:value-type="string">
            <text:p>os</text:p>
          </table:table-cell>
          <table:table-cell office:value-type="float" office:value="-0.4036" calcext:value-type="float">
            <text:p>-0.4036</text:p>
          </table:table-cell>
          <table:table-cell office:value-type="string" calcext:value-type="string">
            <text:p>O1 </text:p>
          </table:table-cell>
          <table:table-cell office:value-type="string" calcext:value-type="string">
            <text:p>os</text:p>
          </table:table-cell>
          <table:table-cell office:value-type="float" office:value="-0.3686" calcext:value-type="float">
            <text:p>-0.3686</text:p>
          </table:table-cell>
          <table:table-cell table:style-name="ce24" table:formula="of:=[.C21]-[.F21]" office:value-type="float" office:value="-0.035" calcext:value-type="float">
            <text:p>-0.035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c3</text:p>
          </table:table-cell>
          <table:table-cell office:value-type="float" office:value="0.0441" calcext:value-type="float">
            <text:p>0.0441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c3</text:p>
          </table:table-cell>
          <table:table-cell office:value-type="float" office:value="0.0611" calcext:value-type="float">
            <text:p>0.0611</text:p>
          </table:table-cell>
          <table:table-cell table:style-name="ce25" table:formula="of:=[.C22]-[.F22]" office:value-type="float" office:value="-0.017" calcext:value-type="float">
            <text:p>-0.017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c2</text:p>
          </table:table-cell>
          <table:table-cell office:value-type="float" office:value="0.5602" calcext:value-type="float">
            <text:p>0.5602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2</text:p>
          </table:table-cell>
          <table:table-cell office:value-type="float" office:value="0.4172" calcext:value-type="float">
            <text:p>0.4172</text:p>
          </table:table-cell>
          <table:table-cell table:style-name="ce26" table:formula="of:=[.C23]-[.F23]" office:value-type="float" office:value="0.143" calcext:value-type="float">
            <text:p>0.143</text:p>
          </table:table-cell>
        </table:table-row>
        <table:table-row table:style-name="ro1">
          <table:table-cell office:value-type="string" calcext:value-type="string">
            <text:p>N2 </text:p>
          </table:table-cell>
          <table:table-cell office:value-type="string" calcext:value-type="string">
            <text:p>n2</text:p>
          </table:table-cell>
          <table:table-cell office:value-type="float" office:value="-0.6519" calcext:value-type="float">
            <text:p>-0.6519</text:p>
          </table:table-cell>
          <table:table-cell office:value-type="string" calcext:value-type="string">
            <text:p>N2 </text:p>
          </table:table-cell>
          <table:table-cell office:value-type="string" calcext:value-type="string">
            <text:p>n2</text:p>
          </table:table-cell>
          <table:table-cell office:value-type="float" office:value="-0.5019" calcext:value-type="float">
            <text:p>-0.5019</text:p>
          </table:table-cell>
          <table:table-cell table:style-name="ce27" table:formula="of:=[.C24]-[.F24]" office:value-type="float" office:value="-0.15" calcext:value-type="float">
            <text:p>-0.15</text:p>
          </table:table-cell>
        </table:table-row>
        <table:table-row table:style-name="ro1">
          <table:table-cell office:value-type="string" calcext:value-type="string">
            <text:p>N3 </text:p>
          </table:table-cell>
          <table:table-cell office:value-type="string" calcext:value-type="string">
            <text:p>nh</text:p>
          </table:table-cell>
          <table:table-cell office:value-type="float" office:value="-0.8848" calcext:value-type="float">
            <text:p>-0.8848</text:p>
          </table:table-cell>
          <table:table-cell office:value-type="string" calcext:value-type="string">
            <text:p>N3 </text:p>
          </table:table-cell>
          <table:table-cell office:value-type="string" calcext:value-type="string">
            <text:p>n4</text:p>
          </table:table-cell>
          <table:table-cell office:value-type="float" office:value="-0.8046" calcext:value-type="float">
            <text:p>-0.8046</text:p>
          </table:table-cell>
          <table:table-cell table:style-name="ce28" table:formula="of:=[.C25]-[.F25]" office:value-type="float" office:value="-0.0801999999999999" calcext:value-type="float">
            <text:p>-0.0802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c3</text:p>
          </table:table-cell>
          <table:table-cell office:value-type="float" office:value="-0.0851" calcext:value-type="float">
            <text:p>-0.0851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c3</text:p>
          </table:table-cell>
          <table:table-cell office:value-type="float" office:value="-0.0901" calcext:value-type="float">
            <text:p>-0.0901</text:p>
          </table:table-cell>
          <table:table-cell table:style-name="ce29" table:formula="of:=[.C26]-[.F26]" office:value-type="float" office:value="0.00499999999999999" calcext:value-type="float">
            <text:p>0.005</text:p>
          </table:table-cell>
        </table:table-row>
        <table:table-row table:style-name="ro1">
          <table:table-cell office:value-type="string" calcext:value-type="string">
            <text:p>H <text:s/></text:p>
          </table:table-cell>
          <table:table-cell office:value-type="string" calcext:value-type="string">
            <text:p>ha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H <text:s/></text:p>
          </table:table-cell>
          <table:table-cell office:value-type="string" calcext:value-type="string">
            <text:p>ha</text:p>
          </table:table-cell>
          <table:table-cell office:value-type="float" office:value="0.168" calcext:value-type="float">
            <text:p>0.168</text:p>
          </table:table-cell>
          <table:table-cell table:style-name="ce30" table:formula="of:=[.C27]-[.F27]" office:value-type="float" office:value="-0.00800000000000001" calcext:value-type="float">
            <text:p>-0.008</text:p>
          </table:table-cell>
        </table:table-row>
        <table:table-row table:style-name="ro1">
          <table:table-cell office:value-type="string" calcext:value-type="string">
            <text:p>H2 </text:p>
          </table:table-cell>
          <table:table-cell office:value-type="string" calcext:value-type="string">
            <text:p>h4</text:p>
          </table:table-cell>
          <table:table-cell office:value-type="float" office:value="0.0411" calcext:value-type="float">
            <text:p>0.0411</text:p>
          </table:table-cell>
          <table:table-cell office:value-type="string" calcext:value-type="string">
            <text:p>H1 </text:p>
          </table:table-cell>
          <table:table-cell office:value-type="string" calcext:value-type="string">
            <text:p>h4</text:p>
          </table:table-cell>
          <table:table-cell office:value-type="float" office:value="0.0451" calcext:value-type="float">
            <text:p>0.0451</text:p>
          </table:table-cell>
          <table:table-cell table:style-name="ce31" table:formula="of:=[.C28]-[.F28]" office:value-type="float" office:value="-0.004" calcext:value-type="float">
            <text:p>-0.004</text:p>
          </table:table-cell>
        </table:table-row>
        <table:table-row table:style-name="ro1">
          <table:table-cell office:value-type="string" calcext:value-type="string">
            <text:p>H1 </text:p>
          </table:table-cell>
          <table:table-cell office:value-type="string" calcext:value-type="string">
            <text:p>ha</text:p>
          </table:table-cell>
          <table:table-cell office:value-type="float" office:value="0.178" calcext:value-type="float">
            <text:p>0.178</text:p>
          </table:table-cell>
          <table:table-cell office:value-type="string" calcext:value-type="string">
            <text:p>H2 </text:p>
          </table:table-cell>
          <table:table-cell office:value-type="string" calcext:value-type="string">
            <text:p>ha</text:p>
          </table:table-cell>
          <table:table-cell office:value-type="float" office:value="0.18" calcext:value-type="float">
            <text:p>0.18</text:p>
          </table:table-cell>
          <table:table-cell table:style-name="ce32" table:formula="of:=[.C29]-[.F29]" office:value-type="float" office:value="-0.002" calcext:value-type="float">
            <text:p>-0.002</text:p>
          </table:table-cell>
        </table:table-row>
        <table:table-row table:style-name="ro1">
          <table:table-cell office:value-type="string" calcext:value-type="string">
            <text:p>H16</text:p>
          </table:table-cell>
          <table:table-cell office:value-type="string" calcext:value-type="string">
            <text:p>hn</text:p>
          </table:table-cell>
          <table:table-cell office:value-type="float" office:value="0.3355" calcext:value-type="float">
            <text:p>0.3355</text:p>
          </table:table-cell>
          <table:table-cell office:value-type="string" calcext:value-type="string">
            <text:p>H3 </text:p>
          </table:table-cell>
          <table:table-cell office:value-type="string" calcext:value-type="string">
            <text:p>hn</text:p>
          </table:table-cell>
          <table:table-cell office:value-type="float" office:value="0.3405" calcext:value-type="float">
            <text:p>0.3405</text:p>
          </table:table-cell>
          <table:table-cell table:style-name="ce33" table:formula="of:=[.C30]-[.F30]" office:value-type="float" office:value="-0.005" calcext:value-type="float">
            <text:p>-0.005</text:p>
          </table:table-cell>
        </table:table-row>
        <table:table-row table:style-name="ro1">
          <table:table-cell office:value-type="string" calcext:value-type="string">
            <text:p>H7 </text:p>
          </table:table-cell>
          <table:table-cell office:value-type="string" calcext:value-type="string">
            <text:p>ha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H4 </text:p>
          </table:table-cell>
          <table:table-cell office:value-type="string" calcext:value-type="string">
            <text:p>ha</text:p>
          </table:table-cell>
          <table:table-cell office:value-type="float" office:value="0.132" calcext:value-type="float">
            <text:p>0.132</text:p>
          </table:table-cell>
          <table:table-cell table:style-name="ce34" table:formula="of:=[.C31]-[.F31]"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H8 </text:p>
          </table:table-cell>
          <table:table-cell office:value-type="string" calcext:value-type="string">
            <text:p>ha</text:p>
          </table:table-cell>
          <table:table-cell office:value-type="float" office:value="0.128" calcext:value-type="float">
            <text:p>0.128</text:p>
          </table:table-cell>
          <table:table-cell office:value-type="string" calcext:value-type="string">
            <text:p>H5 </text:p>
          </table:table-cell>
          <table:table-cell office:value-type="string" calcext:value-type="string">
            <text:p>ha</text:p>
          </table:table-cell>
          <table:table-cell office:value-type="float" office:value="0.138" calcext:value-type="float">
            <text:p>0.138</text:p>
          </table:table-cell>
          <table:table-cell table:style-name="ce35" table:formula="of:=[.C32]-[.F32]" office:value-type="float" office:value="-0.01" calcext:value-type="float">
            <text:p>-0.01</text:p>
          </table:table-cell>
        </table:table-row>
        <table:table-row table:style-name="ro1">
          <table:table-cell office:value-type="string" calcext:value-type="string">
            <text:p>H9 </text:p>
          </table:table-cell>
          <table:table-cell office:value-type="string" calcext:value-type="string">
            <text:p>ha</text:p>
          </table:table-cell>
          <table:table-cell office:value-type="float" office:value="0.152" calcext:value-type="float">
            <text:p>0.152</text:p>
          </table:table-cell>
          <table:table-cell office:value-type="string" calcext:value-type="string">
            <text:p>H6 </text:p>
          </table:table-cell>
          <table:table-cell office:value-type="string" calcext:value-type="string">
            <text:p>ha</text:p>
          </table:table-cell>
          <table:table-cell office:value-type="float" office:value="0.15" calcext:value-type="float">
            <text:p>0.15</text:p>
          </table:table-cell>
          <table:table-cell table:style-name="ce36" table:formula="of:=[.C33]-[.F33]"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ha</text:p>
          </table:table-cell>
          <table:table-cell office:value-type="float" office:value="0.135" calcext:value-type="float">
            <text:p>0.135</text:p>
          </table:table-cell>
          <table:table-cell office:value-type="string" calcext:value-type="string">
            <text:p>H7 </text:p>
          </table:table-cell>
          <table:table-cell office:value-type="string" calcext:value-type="string">
            <text:p>ha</text:p>
          </table:table-cell>
          <table:table-cell office:value-type="float" office:value="0.187" calcext:value-type="float">
            <text:p>0.187</text:p>
          </table:table-cell>
          <table:table-cell table:style-name="ce37" table:formula="of:=[.C34]-[.F34]" office:value-type="float" office:value="-0.052" calcext:value-type="float">
            <text:p>-0.052</text:p>
          </table:table-cell>
        </table:table-row>
        <table:table-row table:style-name="ro1">
          <table:table-cell office:value-type="string" calcext:value-type="string">
            <text:p>H3 </text:p>
          </table:table-cell>
          <table:table-cell office:value-type="string" calcext:value-type="string">
            <text:p>h1</text:p>
          </table:table-cell>
          <table:table-cell office:value-type="float" office:value="0.0602" calcext:value-type="float">
            <text:p>0.0602</text:p>
          </table:table-cell>
          <table:table-cell office:value-type="string" calcext:value-type="string">
            <text:p>H8 </text:p>
          </table:table-cell>
          <table:table-cell office:value-type="string" calcext:value-type="string">
            <text:p>h1</text:p>
          </table:table-cell>
          <table:table-cell office:value-type="float" office:value="0.0937" calcext:value-type="float">
            <text:p>0.0937</text:p>
          </table:table-cell>
          <table:table-cell table:style-name="ce38" table:formula="of:=[.C35]-[.F35]" office:value-type="float" office:value="-0.0335" calcext:value-type="float">
            <text:p>-0.0335</text:p>
          </table:table-cell>
        </table:table-row>
        <table:table-row table:style-name="ro1">
          <table:table-cell office:value-type="string" calcext:value-type="string">
            <text:p>H4 </text:p>
          </table:table-cell>
          <table:table-cell office:value-type="string" calcext:value-type="string">
            <text:p>h1</text:p>
          </table:table-cell>
          <table:table-cell office:value-type="float" office:value="0.0602" calcext:value-type="float">
            <text:p>0.0602</text:p>
          </table:table-cell>
          <table:table-cell office:value-type="string" calcext:value-type="string">
            <text:p>H9 </text:p>
          </table:table-cell>
          <table:table-cell office:value-type="string" calcext:value-type="string">
            <text:p>h1</text:p>
          </table:table-cell>
          <table:table-cell office:value-type="float" office:value="0.0937" calcext:value-type="float">
            <text:p>0.0937</text:p>
          </table:table-cell>
          <table:table-cell table:style-name="ce39" table:formula="of:=[.C36]-[.F36]" office:value-type="float" office:value="-0.0335" calcext:value-type="float">
            <text:p>-0.0335</text:p>
          </table:table-cell>
        </table:table-row>
        <table:table-row table:style-name="ro1">
          <table:table-cell office:value-type="string" calcext:value-type="string">
            <text:p>H5 </text:p>
          </table:table-cell>
          <table:table-cell office:value-type="string" calcext:value-type="string">
            <text:p>h1</text:p>
          </table:table-cell>
          <table:table-cell office:value-type="float" office:value="0.0687" calcext:value-type="float">
            <text:p>0.0687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h1</text:p>
          </table:table-cell>
          <table:table-cell office:value-type="float" office:value="0.0922" calcext:value-type="float">
            <text:p>0.0922</text:p>
          </table:table-cell>
          <table:table-cell table:style-name="ce40" table:formula="of:=[.C37]-[.F37]" office:value-type="float" office:value="-0.0235" calcext:value-type="float">
            <text:p>-0.0235</text:p>
          </table:table-cell>
        </table:table-row>
        <table:table-row table:style-name="ro1">
          <table:table-cell office:value-type="string" calcext:value-type="string">
            <text:p>H6 </text:p>
          </table:table-cell>
          <table:table-cell office:value-type="string" calcext:value-type="string">
            <text:p>h1</text:p>
          </table:table-cell>
          <table:table-cell office:value-type="float" office:value="0.0687" calcext:value-type="float">
            <text:p>0.0687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h1</text:p>
          </table:table-cell>
          <table:table-cell office:value-type="float" office:value="0.0922" calcext:value-type="float">
            <text:p>0.0922</text:p>
          </table:table-cell>
          <table:table-cell table:style-name="ce41" table:formula="of:=[.C38]-[.F38]" office:value-type="float" office:value="-0.0235" calcext:value-type="float">
            <text:p>-0.0235</text:p>
          </table:table-cell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hc</text:p>
          </table:table-cell>
          <table:table-cell office:value-type="float" office:value="0.0477" calcext:value-type="float">
            <text:p>0.0477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hc</text:p>
          </table:table-cell>
          <table:table-cell office:value-type="float" office:value="0.0687" calcext:value-type="float">
            <text:p>0.0687</text:p>
          </table:table-cell>
          <table:table-cell table:style-name="ce42" table:formula="of:=[.C39]-[.F39]" office:value-type="float" office:value="-0.021" calcext:value-type="float">
            <text:p>-0.021</text:p>
          </table:table-cell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hc</text:p>
          </table:table-cell>
          <table:table-cell office:value-type="float" office:value="0.0477" calcext:value-type="float">
            <text:p>0.0477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hc</text:p>
          </table:table-cell>
          <table:table-cell office:value-type="float" office:value="0.0687" calcext:value-type="float">
            <text:p>0.0687</text:p>
          </table:table-cell>
          <table:table-cell table:style-name="ce43" table:formula="of:=[.C40]-[.F40]" office:value-type="float" office:value="-0.021" calcext:value-type="float">
            <text:p>-0.021</text:p>
          </table:table-cell>
        </table:table-row>
        <table:table-row table:style-name="ro1">
          <table:table-cell office:value-type="string" calcext:value-type="string">
            <text:p>H13</text:p>
          </table:table-cell>
          <table:table-cell office:value-type="string" calcext:value-type="string">
            <text:p>hc</text:p>
          </table:table-cell>
          <table:table-cell office:value-type="float" office:value="0.0477" calcext:value-type="float">
            <text:p>0.0477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hc</text:p>
          </table:table-cell>
          <table:table-cell office:value-type="float" office:value="0.0687" calcext:value-type="float">
            <text:p>0.0687</text:p>
          </table:table-cell>
          <table:table-cell table:style-name="ce44" table:formula="of:=[.C41]-[.F41]" office:value-type="float" office:value="-0.021" calcext:value-type="float">
            <text:p>-0.021</text:p>
          </table:table-cell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hn</text:p>
          </table:table-cell>
          <table:table-cell office:value-type="float" office:value="0.3968" calcext:value-type="float">
            <text:p>0.3968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hn</text:p>
          </table:table-cell>
          <table:table-cell office:value-type="float" office:value="0.470133" calcext:value-type="float">
            <text:p>0.470133</text:p>
          </table:table-cell>
          <table:table-cell table:style-name="ce45" table:formula="of:=[.C42]-[.F42]" office:value-type="float" office:value="-0.0733329999999999" calcext:value-type="float">
            <text:p>-0.073333</text:p>
          </table:table-cell>
        </table:table-row>
        <table:table-row table:style-name="ro1">
          <table:table-cell office:value-type="string" calcext:value-type="string">
            <text:p>H15</text:p>
          </table:table-cell>
          <table:table-cell office:value-type="string" calcext:value-type="string">
            <text:p>hn</text:p>
          </table:table-cell>
          <table:table-cell office:value-type="float" office:value="0.3968" calcext:value-type="float">
            <text:p>0.3968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hn</text:p>
          </table:table-cell>
          <table:table-cell office:value-type="float" office:value="0.470133" calcext:value-type="float">
            <text:p>0.470133</text:p>
          </table:table-cell>
          <table:table-cell table:style-name="ce46" table:formula="of:=[.C43]-[.F43]" office:value-type="float" office:value="-0.0733329999999999" calcext:value-type="float">
            <text:p>-0.0733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17</text:p>
          </table:table-cell>
          <table:table-cell office:value-type="string" calcext:value-type="string">
            <text:p>hn</text:p>
          </table:table-cell>
          <table:table-cell office:value-type="float" office:value="0.470133" calcext:value-type="float">
            <text:p>0.4701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ga:</text:p>
          </table:table-cell>
          <table:table-cell table:style-name="ce2" table:formula="of:=SUM([.C3:.C43])" office:value-type="float" office:value="0.000999999999999737" calcext:value-type="float">
            <text:p>0.001</text:p>
          </table:table-cell>
          <table:table-cell/>
          <table:table-cell office:value-type="string" calcext:value-type="string">
            <text:p>Carga:</text:p>
          </table:table-cell>
          <table:table-cell table:style-name="ce5" table:formula="of:=SUM([.F3:.F44])" office:value-type="float" office:value="1.001999" calcext:value-type="float">
            <text:p>1.001999</text:p>
          </table:table-cell>
          <table:table-cell/>
        </table:table-row>
        <table:table-row table:style-name="ro1" table:number-rows-repeated="1048530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Sheet1.G3:Sheet1.G3">
            <calcext:condition calcext:apply-style-name="Bad" calcext:value="&gt;0.02" calcext:base-cell-address="Sheet1.G3"/>
            <calcext:condition calcext:apply-style-name="Bad" calcext:value="&lt;-0.02" calcext:base-cell-address="Sheet1.G3"/>
          </calcext:conditional-format>
          <calcext:conditional-format calcext:target-range-address="Sheet1.G4:Sheet1.G4">
            <calcext:condition calcext:apply-style-name="Bad" calcext:value="&gt;0.02" calcext:base-cell-address="Sheet1.G4"/>
            <calcext:condition calcext:apply-style-name="Bad" calcext:value="&lt;-0.02" calcext:base-cell-address="Sheet1.G4"/>
          </calcext:conditional-format>
          <calcext:conditional-format calcext:target-range-address="Sheet1.G5:Sheet1.G5">
            <calcext:condition calcext:apply-style-name="Bad" calcext:value="&gt;0.02" calcext:base-cell-address="Sheet1.G5"/>
            <calcext:condition calcext:apply-style-name="Bad" calcext:value="&lt;-0.02" calcext:base-cell-address="Sheet1.G5"/>
          </calcext:conditional-format>
          <calcext:conditional-format calcext:target-range-address="Sheet1.G6:Sheet1.G6">
            <calcext:condition calcext:apply-style-name="Bad" calcext:value="&gt;0.02" calcext:base-cell-address="Sheet1.G6"/>
            <calcext:condition calcext:apply-style-name="Bad" calcext:value="&lt;-0.02" calcext:base-cell-address="Sheet1.G6"/>
          </calcext:conditional-format>
          <calcext:conditional-format calcext:target-range-address="Sheet1.G7:Sheet1.G7">
            <calcext:condition calcext:apply-style-name="Bad" calcext:value="&gt;0.02" calcext:base-cell-address="Sheet1.G7"/>
            <calcext:condition calcext:apply-style-name="Bad" calcext:value="&lt;-0.02" calcext:base-cell-address="Sheet1.G7"/>
          </calcext:conditional-format>
          <calcext:conditional-format calcext:target-range-address="Sheet1.G8:Sheet1.G8">
            <calcext:condition calcext:apply-style-name="Bad" calcext:value="&gt;0.02" calcext:base-cell-address="Sheet1.G8"/>
            <calcext:condition calcext:apply-style-name="Bad" calcext:value="&lt;-0.02" calcext:base-cell-address="Sheet1.G8"/>
          </calcext:conditional-format>
          <calcext:conditional-format calcext:target-range-address="Sheet1.G9:Sheet1.G9">
            <calcext:condition calcext:apply-style-name="Bad" calcext:value="&gt;0.02" calcext:base-cell-address="Sheet1.G9"/>
            <calcext:condition calcext:apply-style-name="Bad" calcext:value="&lt;-0.02" calcext:base-cell-address="Sheet1.G9"/>
          </calcext:conditional-format>
          <calcext:conditional-format calcext:target-range-address="Sheet1.G10:Sheet1.G10">
            <calcext:condition calcext:apply-style-name="Bad" calcext:value="&gt;0.02" calcext:base-cell-address="Sheet1.G10"/>
            <calcext:condition calcext:apply-style-name="Bad" calcext:value="&lt;-0.02" calcext:base-cell-address="Sheet1.G10"/>
          </calcext:conditional-format>
          <calcext:conditional-format calcext:target-range-address="Sheet1.G11:Sheet1.G11">
            <calcext:condition calcext:apply-style-name="Bad" calcext:value="&gt;0.02" calcext:base-cell-address="Sheet1.G11"/>
            <calcext:condition calcext:apply-style-name="Bad" calcext:value="&lt;-0.02" calcext:base-cell-address="Sheet1.G11"/>
          </calcext:conditional-format>
          <calcext:conditional-format calcext:target-range-address="Sheet1.G12:Sheet1.G12">
            <calcext:condition calcext:apply-style-name="Bad" calcext:value="&gt;0.02" calcext:base-cell-address="Sheet1.G12"/>
            <calcext:condition calcext:apply-style-name="Bad" calcext:value="&lt;-0.02" calcext:base-cell-address="Sheet1.G12"/>
          </calcext:conditional-format>
          <calcext:conditional-format calcext:target-range-address="Sheet1.G13:Sheet1.G13">
            <calcext:condition calcext:apply-style-name="Bad" calcext:value="&gt;0.02" calcext:base-cell-address="Sheet1.G13"/>
            <calcext:condition calcext:apply-style-name="Bad" calcext:value="&lt;-0.02" calcext:base-cell-address="Sheet1.G13"/>
          </calcext:conditional-format>
          <calcext:conditional-format calcext:target-range-address="Sheet1.G14:Sheet1.G14">
            <calcext:condition calcext:apply-style-name="Bad" calcext:value="&gt;0.02" calcext:base-cell-address="Sheet1.G14"/>
            <calcext:condition calcext:apply-style-name="Bad" calcext:value="&lt;-0.02" calcext:base-cell-address="Sheet1.G14"/>
          </calcext:conditional-format>
          <calcext:conditional-format calcext:target-range-address="Sheet1.G15:Sheet1.G15">
            <calcext:condition calcext:apply-style-name="Bad" calcext:value="&gt;0.02" calcext:base-cell-address="Sheet1.G15"/>
            <calcext:condition calcext:apply-style-name="Bad" calcext:value="&lt;-0.02" calcext:base-cell-address="Sheet1.G15"/>
          </calcext:conditional-format>
          <calcext:conditional-format calcext:target-range-address="Sheet1.G16:Sheet1.G16">
            <calcext:condition calcext:apply-style-name="Bad" calcext:value="&gt;0.02" calcext:base-cell-address="Sheet1.G16"/>
            <calcext:condition calcext:apply-style-name="Bad" calcext:value="&lt;-0.02" calcext:base-cell-address="Sheet1.G16"/>
          </calcext:conditional-format>
          <calcext:conditional-format calcext:target-range-address="Sheet1.G17:Sheet1.G17">
            <calcext:condition calcext:apply-style-name="Bad" calcext:value="&gt;0.02" calcext:base-cell-address="Sheet1.G17"/>
            <calcext:condition calcext:apply-style-name="Bad" calcext:value="&lt;-0.02" calcext:base-cell-address="Sheet1.G17"/>
          </calcext:conditional-format>
          <calcext:conditional-format calcext:target-range-address="Sheet1.G18:Sheet1.G18">
            <calcext:condition calcext:apply-style-name="Bad" calcext:value="&gt;0.02" calcext:base-cell-address="Sheet1.G18"/>
            <calcext:condition calcext:apply-style-name="Bad" calcext:value="&lt;-0.02" calcext:base-cell-address="Sheet1.G18"/>
          </calcext:conditional-format>
          <calcext:conditional-format calcext:target-range-address="Sheet1.G19:Sheet1.G19">
            <calcext:condition calcext:apply-style-name="Bad" calcext:value="&gt;0.02" calcext:base-cell-address="Sheet1.G19"/>
            <calcext:condition calcext:apply-style-name="Bad" calcext:value="&lt;-0.02" calcext:base-cell-address="Sheet1.G19"/>
          </calcext:conditional-format>
          <calcext:conditional-format calcext:target-range-address="Sheet1.G20:Sheet1.G20">
            <calcext:condition calcext:apply-style-name="Bad" calcext:value="&gt;0.02" calcext:base-cell-address="Sheet1.G20"/>
            <calcext:condition calcext:apply-style-name="Bad" calcext:value="&lt;-0.02" calcext:base-cell-address="Sheet1.G20"/>
          </calcext:conditional-format>
          <calcext:conditional-format calcext:target-range-address="Sheet1.G21:Sheet1.G21">
            <calcext:condition calcext:apply-style-name="Bad" calcext:value="&gt;0.02" calcext:base-cell-address="Sheet1.G21"/>
            <calcext:condition calcext:apply-style-name="Bad" calcext:value="&lt;-0.02" calcext:base-cell-address="Sheet1.G21"/>
          </calcext:conditional-format>
          <calcext:conditional-format calcext:target-range-address="Sheet1.G22:Sheet1.G22">
            <calcext:condition calcext:apply-style-name="Bad" calcext:value="&gt;0.02" calcext:base-cell-address="Sheet1.G22"/>
            <calcext:condition calcext:apply-style-name="Bad" calcext:value="&lt;-0.02" calcext:base-cell-address="Sheet1.G22"/>
          </calcext:conditional-format>
          <calcext:conditional-format calcext:target-range-address="Sheet1.G23:Sheet1.G23">
            <calcext:condition calcext:apply-style-name="Bad" calcext:value="&gt;0.02" calcext:base-cell-address="Sheet1.G23"/>
            <calcext:condition calcext:apply-style-name="Bad" calcext:value="&lt;-0.02" calcext:base-cell-address="Sheet1.G23"/>
          </calcext:conditional-format>
          <calcext:conditional-format calcext:target-range-address="Sheet1.G24:Sheet1.G24">
            <calcext:condition calcext:apply-style-name="Bad" calcext:value="&gt;0.02" calcext:base-cell-address="Sheet1.G24"/>
            <calcext:condition calcext:apply-style-name="Bad" calcext:value="&lt;-0.02" calcext:base-cell-address="Sheet1.G24"/>
          </calcext:conditional-format>
          <calcext:conditional-format calcext:target-range-address="Sheet1.G25:Sheet1.G25">
            <calcext:condition calcext:apply-style-name="Bad" calcext:value="&gt;0.02" calcext:base-cell-address="Sheet1.G25"/>
            <calcext:condition calcext:apply-style-name="Bad" calcext:value="&lt;-0.02" calcext:base-cell-address="Sheet1.G25"/>
          </calcext:conditional-format>
          <calcext:conditional-format calcext:target-range-address="Sheet1.G26:Sheet1.G26">
            <calcext:condition calcext:apply-style-name="Bad" calcext:value="&gt;0.02" calcext:base-cell-address="Sheet1.G26"/>
            <calcext:condition calcext:apply-style-name="Bad" calcext:value="&lt;-0.02" calcext:base-cell-address="Sheet1.G26"/>
          </calcext:conditional-format>
          <calcext:conditional-format calcext:target-range-address="Sheet1.G27:Sheet1.G27">
            <calcext:condition calcext:apply-style-name="Bad" calcext:value="&gt;0.02" calcext:base-cell-address="Sheet1.G27"/>
            <calcext:condition calcext:apply-style-name="Bad" calcext:value="&lt;-0.02" calcext:base-cell-address="Sheet1.G27"/>
          </calcext:conditional-format>
          <calcext:conditional-format calcext:target-range-address="Sheet1.G28:Sheet1.G28">
            <calcext:condition calcext:apply-style-name="Bad" calcext:value="&gt;0.02" calcext:base-cell-address="Sheet1.G28"/>
            <calcext:condition calcext:apply-style-name="Bad" calcext:value="&lt;-0.02" calcext:base-cell-address="Sheet1.G28"/>
          </calcext:conditional-format>
          <calcext:conditional-format calcext:target-range-address="Sheet1.G29:Sheet1.G29">
            <calcext:condition calcext:apply-style-name="Bad" calcext:value="&gt;0.02" calcext:base-cell-address="Sheet1.G29"/>
            <calcext:condition calcext:apply-style-name="Bad" calcext:value="&lt;-0.02" calcext:base-cell-address="Sheet1.G29"/>
          </calcext:conditional-format>
          <calcext:conditional-format calcext:target-range-address="Sheet1.G30:Sheet1.G30">
            <calcext:condition calcext:apply-style-name="Bad" calcext:value="&gt;0.02" calcext:base-cell-address="Sheet1.G30"/>
            <calcext:condition calcext:apply-style-name="Bad" calcext:value="&lt;-0.02" calcext:base-cell-address="Sheet1.G30"/>
          </calcext:conditional-format>
          <calcext:conditional-format calcext:target-range-address="Sheet1.G31:Sheet1.G31">
            <calcext:condition calcext:apply-style-name="Bad" calcext:value="&gt;0.02" calcext:base-cell-address="Sheet1.G31"/>
            <calcext:condition calcext:apply-style-name="Bad" calcext:value="&lt;-0.02" calcext:base-cell-address="Sheet1.G31"/>
          </calcext:conditional-format>
          <calcext:conditional-format calcext:target-range-address="Sheet1.G32:Sheet1.G32">
            <calcext:condition calcext:apply-style-name="Bad" calcext:value="&gt;0.02" calcext:base-cell-address="Sheet1.G32"/>
            <calcext:condition calcext:apply-style-name="Bad" calcext:value="&lt;-0.02" calcext:base-cell-address="Sheet1.G32"/>
          </calcext:conditional-format>
          <calcext:conditional-format calcext:target-range-address="Sheet1.G33:Sheet1.G33">
            <calcext:condition calcext:apply-style-name="Bad" calcext:value="&gt;0.02" calcext:base-cell-address="Sheet1.G33"/>
            <calcext:condition calcext:apply-style-name="Bad" calcext:value="&lt;-0.02" calcext:base-cell-address="Sheet1.G33"/>
          </calcext:conditional-format>
          <calcext:conditional-format calcext:target-range-address="Sheet1.G34:Sheet1.G34">
            <calcext:condition calcext:apply-style-name="Bad" calcext:value="&gt;0.02" calcext:base-cell-address="Sheet1.G34"/>
            <calcext:condition calcext:apply-style-name="Bad" calcext:value="&lt;-0.02" calcext:base-cell-address="Sheet1.G34"/>
          </calcext:conditional-format>
          <calcext:conditional-format calcext:target-range-address="Sheet1.G35:Sheet1.G35">
            <calcext:condition calcext:apply-style-name="Bad" calcext:value="&gt;0.02" calcext:base-cell-address="Sheet1.G35"/>
            <calcext:condition calcext:apply-style-name="Bad" calcext:value="&lt;-0.02" calcext:base-cell-address="Sheet1.G35"/>
          </calcext:conditional-format>
          <calcext:conditional-format calcext:target-range-address="Sheet1.G36:Sheet1.G36">
            <calcext:condition calcext:apply-style-name="Bad" calcext:value="&gt;0.02" calcext:base-cell-address="Sheet1.G36"/>
            <calcext:condition calcext:apply-style-name="Bad" calcext:value="&lt;-0.02" calcext:base-cell-address="Sheet1.G36"/>
          </calcext:conditional-format>
          <calcext:conditional-format calcext:target-range-address="Sheet1.G37:Sheet1.G37">
            <calcext:condition calcext:apply-style-name="Bad" calcext:value="&gt;0.02" calcext:base-cell-address="Sheet1.G37"/>
            <calcext:condition calcext:apply-style-name="Bad" calcext:value="&lt;-0.02" calcext:base-cell-address="Sheet1.G37"/>
          </calcext:conditional-format>
          <calcext:conditional-format calcext:target-range-address="Sheet1.G38:Sheet1.G38">
            <calcext:condition calcext:apply-style-name="Bad" calcext:value="&gt;0.02" calcext:base-cell-address="Sheet1.G38"/>
            <calcext:condition calcext:apply-style-name="Bad" calcext:value="&lt;-0.02" calcext:base-cell-address="Sheet1.G38"/>
          </calcext:conditional-format>
          <calcext:conditional-format calcext:target-range-address="Sheet1.G39:Sheet1.G39">
            <calcext:condition calcext:apply-style-name="Bad" calcext:value="&gt;0.02" calcext:base-cell-address="Sheet1.G39"/>
            <calcext:condition calcext:apply-style-name="Bad" calcext:value="&lt;-0.02" calcext:base-cell-address="Sheet1.G39"/>
          </calcext:conditional-format>
          <calcext:conditional-format calcext:target-range-address="Sheet1.G40:Sheet1.G40">
            <calcext:condition calcext:apply-style-name="Bad" calcext:value="&gt;0.02" calcext:base-cell-address="Sheet1.G40"/>
            <calcext:condition calcext:apply-style-name="Bad" calcext:value="&lt;-0.02" calcext:base-cell-address="Sheet1.G40"/>
          </calcext:conditional-format>
          <calcext:conditional-format calcext:target-range-address="Sheet1.G41:Sheet1.G41">
            <calcext:condition calcext:apply-style-name="Bad" calcext:value="&gt;0.02" calcext:base-cell-address="Sheet1.G41"/>
            <calcext:condition calcext:apply-style-name="Bad" calcext:value="&lt;-0.02" calcext:base-cell-address="Sheet1.G41"/>
          </calcext:conditional-format>
          <calcext:conditional-format calcext:target-range-address="Sheet1.G42:Sheet1.G42">
            <calcext:condition calcext:apply-style-name="Bad" calcext:value="&gt;0.02" calcext:base-cell-address="Sheet1.G42"/>
            <calcext:condition calcext:apply-style-name="Bad" calcext:value="&lt;-0.02" calcext:base-cell-address="Sheet1.G42"/>
          </calcext:conditional-format>
          <calcext:conditional-format calcext:target-range-address="Sheet1.G43:Sheet1.G43">
            <calcext:condition calcext:apply-style-name="Bad" calcext:value="&gt;0.02" calcext:base-cell-address="Sheet1.G43"/>
            <calcext:condition calcext:apply-style-name="Bad" calcext:value="&lt;-0.02" calcext:base-cell-address="Sheet1.G4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0">00/00/0000</text:date>, <text:time style:data-style-name="N2" text:time-value="08:16:08.7756854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5:40:54.898933299</meta:creation-date>
    <dc:date>2018-11-20T08:26:30.106580018</dc:date>
    <meta:editing-duration>PT16M42S</meta:editing-duration>
    <meta:editing-cycles>4</meta:editing-cycles>
    <meta:generator>LibreOffice/5.2.7.2$Linux_X86_64 LibreOffice_project/20m0$Build-2</meta:generator>
    <meta:document-statistic meta:table-count="1" meta:cell-count="302" meta:object-count="0"/>
  </office:meta>
</office:document-meta>
</file>